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State (1-2)</text:p>
          </table:table-cell>
          <table:table-cell office:value-type="string">
            <text:p>11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Idaho St. (1-2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11</text:p>
          </table:table-cell>
          <table:table-cell office:value-type="string">
            <text:p>30</text:p>
          </table:table-cell>
          <table:table-cell office:value-type="string">
            <text:p>-.0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379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143</text:p>
          </table:table-cell>
        </table:table-row>
        <table:table-row>
          <table:table-cell office:value-type="string">
            <text:p>Idaho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4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4</text:p>
          </table:table-cell>
          <table:table-cell office:value-type="string">
            <text:p>.41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359</text:p>
          </table:table-cell>
        </table:table-row>
      </table:table>
      <table:table table:name="Sheet 2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6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19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5</text:p>
          </table:table-cell>
          <table:table-cell office:value-type="string">
            <text:p>.0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667</text:p>
          </table:table-cell>
          <table:table-cell office:value-type="string">
            <text:p>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15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Brie-Anna Armstrong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22</text:p>
          </table:table-cell>
          <table:table-cell office:value-type="string">
            <text:p>113</text:p>
          </table:table-cell>
          <table:table-cell office:value-type="string">
            <text:p>.133</text:p>
          </table:table-cell>
          <table:table-cell office:value-type="string">
            <text:p>34</text:p>
          </table:table-cell>
          <table:table-cell office:value-type="string">
            <text:p>6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3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9.0</text:p>
          </table:table-cell>
        </table:table-row>
      </table:table>
      <table:table table:name="Sheet 3">
        <table:table-row>
          <table:table-cell office:value-type="string">
            <text:p>Idaho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PATTEN, Alexis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LEE, Nicol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ARRITY, Abby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DANCE, Marissa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.07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KECK, Hayli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VAN EVERY, Ashly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4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IRST, Chloe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37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PEHRSON, Brooke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LEDEZMA, Kayl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MEEKS, Taylor 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63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17</text:p>
          </table:table-cell>
          <table:table-cell office:value-type="string">
            <text:p>119</text:p>
          </table:table-cell>
          <table:table-cell office:value-type="string">
            <text:p>.345</text:p>
          </table:table-cell>
          <table:table-cell office:value-type="string">
            <text:p>55</text:p>
          </table:table-cell>
          <table:table-cell office:value-type="string">
            <text:p>7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4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